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fo:color="#000000"/>
    </style:style>
    <style:style style:name="ce14" style:family="table-cell" style:parent-style-name="Default"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#ffbf00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fo:background-color="#dddddd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fo:background-color="#a1467e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fo:background-color="#b2b2b2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ackground-color="#729fcf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26" style:family="table-cell" style:parent-style-name="Default">
      <style:table-cell-properties fo:background-color="#a1467e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background-color="#a1467e"/>
      <style:text-properties fo:color="#000000" style:text-underline-style="none" fo:font-weight="bold" style:font-weight-asian="bold" style:font-weight-complex="bold"/>
    </style:style>
    <style:style style:name="ce30" style:family="table-cell" style:parent-style-name="Default">
      <style:table-cell-properties fo:background-color="#81d41a"/>
      <style:text-properties fo:color="#000000"/>
    </style:style>
    <style:style style:name="ce28" style:family="table-cell" style:parent-style-name="Default">
      <style:table-cell-properties fo:background-color="#ff4000"/>
      <style:text-properties fo:color="#000000"/>
    </style:style>
    <style:style style:name="ce15" style:family="table-cell" style:parent-style-name="Default">
      <style:table-cell-properties fo:background-color="transparent"/>
      <style:text-properties fo:color="#000000"/>
    </style:style>
    <style:style style:name="ce31" style:family="table-cell" style:parent-style-name="Default">
      <style:table-cell-properties fo:background-color="#ff0000"/>
      <style:text-properties fo:color="#000000"/>
    </style:style>
    <style:style style:name="ce32" style:family="table-cell" style:parent-style-name="Default">
      <style:table-cell-properties fo:background-color="#81d41a" style:text-align-source="fix" style:repeat-content="false"/>
      <style:paragraph-properties fo:text-align="start" fo:margin-left="0cm"/>
      <style:text-properties fo:color="#000000"/>
    </style:style>
    <style:style style:name="ce33" style:family="table-cell" style:parent-style-name="Default">
      <style:table-cell-properties fo:background-color="#ffbf00"/>
      <style:text-properties fo:color="#000000"/>
    </style:style>
    <style:style style:name="ce34" style:family="table-cell" style:parent-style-name="Default">
      <style:table-cell-properties fo:background-color="#dddddd"/>
      <style:text-properties fo:color="#000000"/>
    </style:style>
    <style:style style:name="ce35" style:family="table-cell" style:parent-style-name="Default">
      <style:table-cell-properties fo:background-color="#a1467e"/>
      <style:text-properties fo:color="#000000"/>
    </style:style>
    <style:style style:name="ce36" style:family="table-cell" style:parent-style-name="Default">
      <style:table-cell-properties fo:background-color="#729fcf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6384" table:default-cell-style-name="ce13"/>
        <table:table-row table:style-name="ro1">
          <table:table-cell office:value-type="string" calcext:value-type="string">
            <text:p>The Quest against Common Events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calcext:value-type="string">
            <text:p>DEPRECATED IN FAVOR OF THE CE PROGRESS TRACKER ON GITHUB</text:p>
          </table:table-cell>
          <table:table-cell table:style-name="ce14"/>
          <table:table-cell table:number-columns-repeated="16382"/>
        </table:table-row>
        <table:table-row table:style-name="ro1">
          <table:table-cell/>
          <table:table-cell table:style-name="ce14"/>
          <table:table-cell/>
          <table:table-cell office:value-type="string" calcext:value-type="string">
            <text:p>Done Y/N</text:p>
          </table:table-cell>
          <table:table-cell office:value-type="string" calcext:value-type="string">
            <text:p>File</text:p>
          </table:table-cell>
          <table:table-cell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0" office:value-type="string" calcext:value-type="string">
            <text:p>Item_SilverCoin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andom/souvenirs</text:p>
          </table:table-cell>
          <table:table-cell/>
          <table:table-cell office:value-type="string" calcext:value-type="string">
            <text:p>Silver Coin events (includes Incident)</text:p>
          </table:table-cell>
          <table:table-cell table:number-columns-repeated="3"/>
          <table:table-cell table:style-name="ce33" office:value-type="string" calcext:value-type="string">
            <text:p>Item</text:p>
          </table:table-cell>
          <table:table-cell table:number-columns-repeated="1637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1" office:value-type="string" calcext:value-type="string">
            <text:p>BONNIEACTION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tutorial?</text:p>
          </table:table-cell>
          <table:table-cell/>
          <table:table-cell office:value-type="string" calcext:value-type="string">
            <text:p>Bonnie jumps in</text:p>
          </table:table-cell>
          <table:table-cell table:number-columns-repeated="3"/>
          <table:table-cell table:style-name="ce34" office:value-type="string" calcext:value-type="string">
            <text:p>Random</text:p>
          </table:table-cell>
          <table:table-cell table:number-columns-repeated="1637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1" office:value-type="string" calcext:value-type="string">
            <text:p>EXAMINE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enemy examine texts</text:p>
          </table:table-cell>
          <table:table-cell table:number-columns-repeated="3"/>
          <table:table-cell table:style-name="ce35" office:value-type="string" calcext:value-type="string">
            <text:p>Story</text:p>
          </table:table-cell>
          <table:table-cell table:number-columns-repeated="1637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2" office:value-type="string" calcext:value-type="string">
            <text:p>SKILL_Ask King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ooms/king/kingquestion</text:p>
          </table:table-cell>
          <table:table-cell table:number-columns-repeated="5"/>
          <table:table-cell table:style-name="ce36" office:value-type="string" calcext:value-type="string">
            <text:p>Death</text:p>
          </table:table-cell>
          <table:table-cell table:number-columns-repeated="1637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0" office:value-type="string" calcext:value-type="string">
            <text:p>ITEM_Doll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0" office:value-type="string" calcext:value-type="string">
            <text:p>ITEM_doodle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3" office:value-type="string" calcext:value-type="string">
            <text:p>Text variable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Lots of Souvenir flavor text</text:p>
          </table:table-cell>
          <table:table-cell table:number-columns-repeated="16377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0" office:value-type="string" calcext:value-type="string">
            <text:p>ITEM_remindernote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0" office:value-type="string" calcext:value-type="string">
            <text:p>ITEM_Glass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0" office:value-type="string" calcext:value-type="string">
            <text:p>ITEM_brightflower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0" office:value-type="string" calcext:value-type="string">
            <text:p>ITEM_earring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0" office:value-type="string" calcext:value-type="string">
            <text:p>ITEM_poem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0" office:value-type="string" calcext:value-type="string">
            <text:p>ITEM_starshapedleaf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3" office:value-type="string" calcext:value-type="string">
            <text:p>BATTLE_StartBattle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Includes “You died but got stronger” dialogue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0" office:value-type="string" calcext:value-type="string">
            <text:p>ITEM_Clay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0" office:value-type="string" calcext:value-type="string">
            <text:p>ITEM_suicide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Your Dagger</text:p>
          </table:table-cell>
          <table:table-cell table:number-columns-repeated="1637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" office:value-type="string" calcext:value-type="string">
            <text:p>memory of skirmish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" office:value-type="string" calcext:value-type="string">
            <text:p>Mirror pic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" office:value-type="string" calcext:value-type="string">
            <text:p>sharpening stone</text:p>
          </table:table-cell>
          <table:table-cell/>
          <table:table-cell table:style-name="ce30" office:value-type="string" calcext:value-type="string">
            <text:p>Y</text:p>
          </table:table-cell>
          <table:table-cell/>
          <table:table-cell office:value-type="string" calcext:value-type="string">
            <text:p>souvenirs 2</text:p>
          </table:table-cell>
          <table:table-cell table:number-columns-repeated="16378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0" office:value-type="string" calcext:value-type="string">
            <text:p>Pendant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0" office:value-type="string" calcext:value-type="string">
            <text:p>Chain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0" office:value-type="string" calcext:value-type="string">
            <text:p>Tarot Card</text:p>
          </table:table-cell>
          <table:table-cell/>
          <table:table-cell table:style-name="ce28" office:value-type="string" calcext:value-type="string">
            <text:p>N?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0" office:value-type="string" calcext:value-type="string">
            <text:p>GiftforMira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tylish Lady’s Gift</text:p>
          </table:table-cell>
          <table:table-cell table:number-columns-repeated="16377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3" office:value-type="string" calcext:value-type="string">
            <text:p>Cut In King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ooms/king/kingfight</text:p>
          </table:table-cell>
          <table:table-cell/>
          <table:table-cell office:value-type="string" calcext:value-type="string">
            <text:p>Special Attack King</text:p>
          </table:table-cell>
          <table:table-cell table:number-columns-repeated="1637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0" office:value-type="string" calcext:value-type="string">
            <text:p>ITEM_snack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Eternal Snacks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3" office:value-type="string" calcext:value-type="string">
            <text:p>Tears Code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andom/generic</text:p>
          </table:table-cell>
          <table:table-cell/>
          <table:table-cell office:value-type="string" calcext:value-type="string">
            <text:p>Run into Tears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4"/>
          <table:table-cell office:value-type="string" calcext:value-type="string">
            <text:p>Sadness Death</text:p>
          </table:table-cell>
          <table:table-cell table:number-columns-repeated="1637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4" office:value-type="string" calcext:value-type="string">
            <text:p>MonsterDefeat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4" office:value-type="string" calcext:value-type="string">
            <text:p>KingLose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King Death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/>
          <table:table-cell table:style-name="ce15"/>
          <table:table-cell table:number-columns-repeated="16380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4" office:value-type="string" calcext:value-type="string">
            <text:p>LOOP_loopbackdialogue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ost Death Wake up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4" office:value-type="string" calcext:value-type="string">
            <text:p>GAMEOVER_Picture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hows what image gets used where. See folder for comparison</text:p>
          </table:table-cell>
          <table:table-cell table:number-columns-repeated="16377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2" office:value-type="string" calcext:value-type="string">
            <text:p>GAMEOVER_Teleport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Has Loop Tuto dialogue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4" office:value-type="string" calcext:value-type="string">
            <text:p>LOOP_specialdeathevent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pecial Deaths wake up dialogue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3" office:value-type="string" calcext:value-type="string">
            <text:p>SavePoint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2" office:value-type="string" calcext:value-type="string">
            <text:p>TutoFightRock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2" office:value-type="string" calcext:value-type="string">
            <text:p>TutoFightPaper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2" office:value-type="string" calcext:value-type="string">
            <text:p>TutoFightScissors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3" office:value-type="string" calcext:value-type="string">
            <text:p>Potionsjoke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Floor 1 Potions Room</text:p>
          </table:table-cell>
          <table:table-cell table:number-columns-repeated="16377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3" office:value-type="string" calcext:value-type="string">
            <text:p>UnlockSkill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w Skills learned</text:p>
          </table:table-cell>
          <table:table-cell table:number-columns-repeated="16377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2" office:value-type="string" calcext:value-type="string">
            <text:p>BathroomMonologue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ooms/floor3/bathroom</text:p>
          </table:table-cell>
          <table:table-cell table:number-columns-repeated="16379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2" office:value-type="string" calcext:value-type="string">
            <text:p>BathroomFriends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ooms/floor3/bathroom</text:p>
          </table:table-cell>
          <table:table-cell table:number-columns-repeated="16379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2" office:value-type="string" calcext:value-type="string">
            <text:p>IsabeauDormontConvo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ooms/dormont/isatalk</text:p>
          </table:table-cell>
          <table:table-cell/>
          <table:table-cell office:value-type="string" calcext:value-type="string">
            <text:p>Isabeau Convo Main</text:p>
          </table:table-cell>
          <table:table-cell table:number-columns-repeated="16377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3" office:value-type="string" calcext:value-type="string">
            <text:p>KingStartAttackEnd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King Special Attack End</text:p>
          </table:table-cell>
          <table:table-cell table:number-columns-repeated="16377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2" office:value-type="string" calcext:value-type="string">
            <text:p>OdileSidequest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events/odilesus</text:p>
          </table:table-cell>
          <table:table-cell/>
          <table:table-cell office:value-type="string" calcext:value-type="string">
            <text:p>Sus event</text:p>
          </table:table-cell>
          <table:table-cell table:number-columns-repeated="16377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23" office:value-type="string" calcext:value-type="string">
            <text:p>LockedDoor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Openphrase doors</text:p>
          </table:table-cell>
          <table:table-cell table:number-columns-repeated="16377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3" office:value-type="string" calcext:value-type="string">
            <text:p>SkipFriendquest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Loop Tuto</text:p>
          </table:table-cell>
          <table:table-cell table:number-columns-repeated="16377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3" office:value-type="string" calcext:value-type="string">
            <text:p>WeaponFoundAgain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World Skips Weapons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22" office:value-type="string" calcext:value-type="string">
            <text:p>Bonnie_smell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Miniquest for Bonnie when u read smell book on f3</text:p>
          </table:table-cell>
          <table:table-cell table:number-columns-repeated="16377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2" office:value-type="string" calcext:value-type="string">
            <text:p>Tuto_MessedUpType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/>
          <table:table-cell office:value-type="string" calcext:value-type="string">
            <text:p>When u mess up tuto questions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22" office:value-type="string" calcext:value-type="string">
            <text:p>PreDialogue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ooms/loop/predialogue</text:p>
          </table:table-cell>
          <table:table-cell/>
          <table:table-cell office:value-type="string" calcext:value-type="string">
            <text:p>Loop Predialogue</text:p>
          </table:table-cell>
          <table:table-cell table:number-columns-repeated="16377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22" office:value-type="string" calcext:value-type="string">
            <text:p>Chatting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Loop Chats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22" office:value-type="string" calcext:value-type="string">
            <text:p>WhatToDoAct2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Loop help questions</text:p>
          </table:table-cell>
          <table:table-cell table:number-columns-repeated="16377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22" office:value-type="string" calcext:value-type="string">
            <text:p>HadAQuestion…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Loop quest questions</text:p>
          </table:table-cell>
          <table:table-cell table:number-columns-repeated="16377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22" office:value-type="string" calcext:value-type="string">
            <text:p>WhatToDo Act 3-4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Loop Help questions</text:p>
          </table:table-cell>
          <table:table-cell table:number-columns-repeated="16377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22" office:value-type="string" calcext:value-type="string">
            <text:p>CallLoop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23" office:value-type="string" calcext:value-type="string">
            <text:p>SteppyCookingBook</text:p>
          </table:table-cell>
          <table:table-cell/>
          <table:table-cell table:style-name="ce31" office:value-type="string" calcext:value-type="string">
            <text:p>N</text:p>
          </table:table-cell>
          <table:table-cell office:value-type="string" calcext:value-type="string">
            <text:p>/rooms/floor2/library</text:p>
          </table:table-cell>
          <table:table-cell/>
          <table:table-cell office:value-type="string" calcext:value-type="string">
            <text:p>Book in House Library</text:p>
          </table:table-cell>
          <table:table-cell table:number-columns-repeated="16377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23" office:value-type="string" calcext:value-type="string">
            <text:p>RunningBook</text:p>
          </table:table-cell>
          <table:table-cell/>
          <table:table-cell table:style-name="ce31" office:value-type="string" calcext:value-type="string">
            <text:p>N</text:p>
          </table:table-cell>
          <table:table-cell office:value-type="string" calcext:value-type="string">
            <text:p>/rooms/floor2/library</text:p>
          </table:table-cell>
          <table:table-cell/>
          <table:table-cell office:value-type="string" calcext:value-type="string">
            <text:p>Book in House Library</text:p>
          </table:table-cell>
          <table:table-cell table:number-columns-repeated="16377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23" office:value-type="string" calcext:value-type="string">
            <text:p>OdileEdge</text:p>
          </table:table-cell>
          <table:table-cell/>
          <table:table-cell table:style-name="ce31" office:value-type="string" calcext:value-type="string">
            <text:p>N</text:p>
          </table:table-cell>
          <table:table-cell office:value-type="string" calcext:value-type="string">
            <text:p>/rooms/end/hallway</text:p>
          </table:table-cell>
          <table:table-cell/>
          <table:table-cell office:value-type="string" calcext:value-type="string">
            <text:p>Odile afraid of heights at end</text:p>
          </table:table-cell>
          <table:table-cell table:number-columns-repeated="16377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23" office:value-type="string" calcext:value-type="string">
            <text:p>AsktheKing?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kingquest/questions</text:p>
          </table:table-cell>
          <table:table-cell table:number-columns-repeated="16379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20" office:value-type="string" calcext:value-type="string">
            <text:p>last ingredient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20" office:value-type="string" calcext:value-type="string">
            <text:p>longthingy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20" office:value-type="string" calcext:value-type="string">
            <text:p>shortgizmogadget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20" office:value-type="string" calcext:value-type="string">
            <text:p>MakeBomb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Handing Isabeau Bomb Parts</text:p>
          </table:table-cell>
          <table:table-cell table:number-columns-repeated="16377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20" office:value-type="string" calcext:value-type="string">
            <text:p>UseBomb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Use Bomb in battle</text:p>
          </table:table-cell>
          <table:table-cell table:number-columns-repeated="16377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23" office:value-type="string" calcext:value-type="string">
            <text:p>TriedAllSnack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Memory of Snacks</text:p>
          </table:table-cell>
          <table:table-cell table:number-columns-repeated="16377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23" office:value-type="string" calcext:value-type="string">
            <text:p>ColumnsEventA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andom/barrels</text:p>
          </table:table-cell>
          <table:table-cell table:number-columns-repeated="16379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23" office:value-type="string" calcext:value-type="string">
            <text:p>ColumnsEventB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andom/barrels</text:p>
          </table:table-cell>
          <table:table-cell table:number-columns-repeated="16379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23" office:value-type="string" calcext:value-type="string">
            <text:p>BirdEvent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Dormont</text:p>
          </table:table-cell>
          <table:table-cell table:number-columns-repeated="16379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23" office:value-type="string" calcext:value-type="string">
            <text:p>BarrelEventDormont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Dormont</text:p>
          </table:table-cell>
          <table:table-cell table:number-columns-repeated="16379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23" office:value-type="string" calcext:value-type="string">
            <text:p>OdileCantGoThere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Dormont</text:p>
          </table:table-cell>
          <table:table-cell table:number-columns-repeated="16379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23" office:value-type="string" calcext:value-type="string">
            <text:p>LoopInteractTuto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Dormont</text:p>
          </table:table-cell>
          <table:table-cell table:number-columns-repeated="16379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23" office:value-type="string" calcext:value-type="string">
            <text:p>FlowersInteract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Dormont</text:p>
          </table:table-cell>
          <table:table-cell table:number-columns-repeated="16379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23" office:value-type="string" calcext:value-type="string">
            <text:p>TorchInteract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House</text:p>
          </table:table-cell>
          <table:table-cell table:number-columns-repeated="16379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23" office:value-type="string" calcext:value-type="string">
            <text:p>BunchaFlowersInteract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Dormont</text:p>
          </table:table-cell>
          <table:table-cell table:number-columns-repeated="16379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23" office:value-type="string" calcext:value-type="string">
            <text:p>FakeDoorDormont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Dormont</text:p>
          </table:table-cell>
          <table:table-cell table:number-columns-repeated="16379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3" office:value-type="string" calcext:value-type="string">
            <text:p>ACT5 SavePoint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23" office:value-type="string" calcext:value-type="string">
            <text:p>ACT5 PickUpTonic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23" office:value-type="string" calcext:value-type="string">
            <text:p>Act5_NothingElse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25" office:value-type="string" calcext:value-type="string">
            <text:p>ACT5 +1Turn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mal du pays + vs friends</text:p>
          </table:table-cell>
          <table:table-cell table:number-columns-repeated="16379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23" office:value-type="string" calcext:value-type="string">
            <text:p>ACT6 LockedDoor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22" office:value-type="string" calcext:value-type="string">
            <text:p>ACT5 OdileAttacks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Odile attack before vs friend</text:p>
          </table:table-cell>
          <table:table-cell table:number-columns-repeated="16377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20" office:value-type="string" calcext:value-type="string">
            <text:p>Loop’sSilverCoin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23" office:value-type="string" calcext:value-type="string">
            <text:p>HoleInteract</text:p>
          </table:table-cell>
          <table:table-cell/>
          <table:table-cell table:style-name="ce32" office:value-type="string" calcext:value-type="string">
            <text:p>Y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23" office:value-type="string" calcext:value-type="string">
            <text:p>TutoKid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Tutorial Kid</text:p>
          </table:table-cell>
          <table:table-cell table:number-columns-repeated="16377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22" office:value-type="string" calcext:value-type="string">
            <text:p>TutoSadness (NoTuto)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Tuto fight if you skip</text:p>
          </table:table-cell>
          <table:table-cell table:number-columns-repeated="16377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22" office:value-type="string" calcext:value-type="string">
            <text:p>MidBoss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Big Ball Head</text:p>
          </table:table-cell>
          <table:table-cell table:number-columns-repeated="16377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22" office:value-type="string" calcext:value-type="string">
            <text:p>TutoSadness1 Turn1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22" office:value-type="string" calcext:value-type="string">
            <text:p>TutoSadness1 Turn2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22" office:value-type="string" calcext:value-type="string">
            <text:p>TutoSadness1 Turn3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22" office:value-type="string" calcext:value-type="string">
            <text:p>TutoSadness1 Turn4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22" office:value-type="string" calcext:value-type="string">
            <text:p>TutoSadness2 Turn1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22" office:value-type="string" calcext:value-type="string">
            <text:p>TutoSadness2 Turn2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22" office:value-type="string" calcext:value-type="string">
            <text:p>TutoSadness3 Turn1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22" office:value-type="string" calcext:value-type="string">
            <text:p>TutoSadness3 Turn2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22" office:value-type="string" calcext:value-type="string">
            <text:p>TutoSadness3 Turn3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22" office:value-type="string" calcext:value-type="string">
            <text:p>King Turn1</text:p>
          </table:table-cell>
          <table:table-cell/>
          <table:table-cell table:style-name="ce32" office:value-type="string" calcext:value-type="string">
            <text:p>Y</text:p>
          </table:table-cell>
          <table:table-cell office:value-type="string" calcext:value-type="string">
            <text:p>king fight</text:p>
          </table:table-cell>
          <table:table-cell table:number-columns-repeated="16379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22" office:value-type="string" calcext:value-type="string">
            <text:p>King Turn2</text:p>
          </table:table-cell>
          <table:table-cell/>
          <table:table-cell table:style-name="ce32" office:value-type="string" calcext:value-type="string">
            <text:p>Y</text:p>
          </table:table-cell>
          <table:table-cell office:value-type="string" calcext:value-type="string">
            <text:p>king fight</text:p>
          </table:table-cell>
          <table:table-cell table:number-columns-repeated="16379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22" office:value-type="string" calcext:value-type="string">
            <text:p>King Turn3</text:p>
          </table:table-cell>
          <table:table-cell/>
          <table:table-cell table:style-name="ce32" office:value-type="string" calcext:value-type="string">
            <text:p>Y</text:p>
          </table:table-cell>
          <table:table-cell office:value-type="string" calcext:value-type="string">
            <text:p>king fight</text:p>
          </table:table-cell>
          <table:table-cell table:number-columns-repeated="16379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26" office:value-type="string" calcext:value-type="string">
            <text:p>King Turn4</text:p>
          </table:table-cell>
          <table:table-cell/>
          <table:table-cell table:style-name="ce32" office:value-type="string" calcext:value-type="string">
            <text:p>Y</text:p>
          </table:table-cell>
          <table:table-cell office:value-type="string" calcext:value-type="string">
            <text:p>king fight</text:p>
          </table:table-cell>
          <table:table-cell table:number-columns-repeated="16379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22" office:value-type="string" calcext:value-type="string">
            <text:p>King-Country</text:p>
          </table:table-cell>
          <table:table-cell/>
          <table:table-cell table:style-name="ce32" office:value-type="string" calcext:value-type="string">
            <text:p>Y</text:p>
          </table:table-cell>
          <table:table-cell office:value-type="string" calcext:value-type="string">
            <text:p>kingquest</text:p>
          </table:table-cell>
          <table:table-cell/>
          <table:table-cell office:value-type="string" calcext:value-type="string">
            <text:p>SAY IT</text:p>
          </table:table-cell>
          <table:table-cell table:number-columns-repeated="16377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22" office:value-type="string" calcext:value-type="string">
            <text:p>Bonniequest 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2" office:value-type="string" calcext:value-type="string">
            <text:p>Bonniequest 2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22" office:value-type="string" calcext:value-type="string">
            <text:p>Bonniequest 3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22" office:value-type="string" calcext:value-type="string">
            <text:p>Bonniequest ACT5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22" office:value-type="string" calcext:value-type="string">
            <text:p>Act5 KingSlowsUDown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22" office:value-type="string" calcext:value-type="string">
            <text:p>Act5 VSFriendswon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16380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22" office:value-type="string" calcext:value-type="string">
            <text:p>Act5 Kingturn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22" office:value-type="string" calcext:value-type="string">
            <text:p>Act5 Kingturn2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27" office:value-type="string" calcext:value-type="string">
            <text:p>Act5 Kingturn3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22" office:value-type="string" calcext:value-type="string">
            <text:p>Act5 Kingturn4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22" office:value-type="string" calcext:value-type="string">
            <text:p>Act5 KingWithFriend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22" office:value-type="string" calcext:value-type="string">
            <text:p>Vsfriendsevent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16380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22" office:value-type="string" calcext:value-type="string">
            <text:p>LoopBattle1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ooms/loop/loopfight</text:p>
          </table:table-cell>
          <table:table-cell table:number-columns-repeated="16379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22" office:value-type="string" calcext:value-type="string">
            <text:p>LoopBattleEnd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ooms/loop/loopfight</text:p>
          </table:table-cell>
          <table:table-cell table:number-columns-repeated="16379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22" office:value-type="string" calcext:value-type="string">
            <text:p>SmallEvent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In battle random tex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23" office:value-type="string" calcext:value-type="string">
            <text:p>MidBoss2A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23" office:value-type="string" calcext:value-type="string">
            <text:p>MidBoss2B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23" office:value-type="string" calcext:value-type="string">
            <text:p>MidBoss3A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23" office:value-type="string" calcext:value-type="string">
            <text:p>MidBoss3A2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23" office:value-type="string" calcext:value-type="string">
            <text:p>MidBoss3B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23" office:value-type="string" calcext:value-type="string">
            <text:p>MidBoss3B2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23" office:value-type="string" calcext:value-type="string">
            <text:p>MidBoss3C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23" office:value-type="string" calcext:value-type="string">
            <text:p>MidBoss3C2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23" office:value-type="string" calcext:value-type="string">
            <text:p>BaseTroop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23" office:value-type="string" calcext:value-type="string">
            <text:p>BaseTroop2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23" office:value-type="string" calcext:value-type="string">
            <text:p>BaseTroop3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23" office:value-type="string" calcext:value-type="string">
            <text:p>FinalHit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Bonnie kill steal</text:p>
          </table:table-cell>
          <table:table-cell table:number-columns-repeated="16377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23" office:value-type="string" calcext:value-type="string">
            <text:p>FinalHit2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Bonnie kill steal</text:p>
          </table:table-cell>
          <table:table-cell table:number-columns-repeated="16377"/>
        </table:table-row>
        <table:table-row table:style-name="ro1" table:number-rows-repeated="104841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5">00.00.0000</text:date>, <text:time style:data-style-name="N2" text:time-value="19:27:39.13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5T19:17:33.652000000</meta:creation-date>
    <dc:date>2024-08-25T19:28:07.996000000</dc:date>
    <meta:editing-duration>PT7H24M40S</meta:editing-duration>
    <meta:editing-cycles>29</meta:editing-cycles>
    <meta:generator>LibreOffice/24.2.2.2$Windows_X86_64 LibreOffice_project/d56cc158d8a96260b836f100ef4b4ef25d6f1a01</meta:generator>
    <meta:document-statistic meta:table-count="1" meta:cell-count="488" meta:object-count="0"/>
  </office:meta>
</office:document-meta>
</file>